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 Sans" svg:font-family="Open San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6826in"/>
    </style:style>
    <style:style style:name="TableColumn3" style:family="table-column">
      <style:table-column-properties style:column-width="1.1736in"/>
    </style:style>
    <style:style style:name="TableColumn4" style:family="table-column">
      <style:table-column-properties style:column-width="1.0861in"/>
    </style:style>
    <style:style style:name="TableColumn5" style:family="table-column">
      <style:table-column-properties style:column-width="1.3305in"/>
    </style:style>
    <style:style style:name="TableColumn6" style:family="table-column">
      <style:table-column-properties style:column-width="1.075in"/>
    </style:style>
    <style:style style:name="TableColumn7" style:family="table-column">
      <style:table-column-properties style:column-width="1.2444in"/>
    </style:style>
    <style:style style:name="Table1" style:family="table" style:master-page-name="MP0">
      <style:table-properties style:width="6.592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  <style:text-properties fo:language="it" fo:country="IT"/>
    </style:style>
    <style:style style:name="P51" style:parent-style-name="Normal" style:family="paragraph">
      <style:paragraph-properties fo:margin-bottom="0in" fo:line-height="100%"/>
      <style:text-properties fo:language="it" fo:country="IT"/>
    </style:style>
    <style:style style:name="P52" style:parent-style-name="Normal" style:family="paragraph">
      <style:paragraph-properties fo:margin-bottom="0in" fo:line-height="100%"/>
      <style:text-properties fo:language="it" fo:country="I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T64" style:parent-style-name="Fuentedepárrafopredeter." style:family="text">
      <style:text-properties style:font-name="Open Sans" style:font-name-asian="Times New Roman" style:font-name-complex="Open Sans" fo:color="#051F4E" fo:letter-spacing="-0.0013in" style:letter-kerning="false" fo:font-size="12pt" style:font-size-asian="12pt" style:font-size-complex="12pt" style:language-asian="es" style:country-asian="ES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T67" style:parent-style-name="Fuentedepárrafopredeter." style:family="text">
      <style:text-properties style:font-name="Open Sans" style:font-name-complex="Open Sans" fo:color="#051F4E" fo:letter-spacing="-0.0013in" fo:font-size="10.5pt" style:font-size-asian="10.5pt" style:font-size-complex="10.5pt"/>
    </style:style>
    <style:style style:name="P68" style:parent-style-name="Normal" style:family="paragraph">
      <style:paragraph-properties fo:margin-bottom="0in" fo:line-height="100%"/>
    </style:style>
    <style:style style:name="T69" style:parent-style-name="Fuentedepárrafopredeter." style:family="text">
      <style:text-properties style:font-name="Open Sans" style:font-name-complex="Open Sans" fo:color="#051F4E" fo:letter-spacing="-0.0013in" fo:font-size="10.5pt" style:font-size-asian="10.5pt" style:font-size-complex="10.5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lumno</text:p>
          </table:table-cell>
          <table:table-cell table:style-name="TableCell11">
            <text:p text:style-name="P12">Gramática</text:p>
          </table:table-cell>
          <table:table-cell table:style-name="TableCell13">
            <text:p text:style-name="P14">Lectura</text:p>
          </table:table-cell>
          <table:table-cell table:style-name="TableCell15">
            <text:p text:style-name="P16">Comprensión auditiva y lectora</text:p>
          </table:table-cell>
          <table:table-cell table:style-name="TableCell17">
            <text:p text:style-name="P18">Pronunciación</text:p>
          </table:table-cell>
          <table:table-cell table:style-name="TableCell19">
            <text:p text:style-name="P20">Vocabulario</text:p>
          </table:table-cell>
        </table:table-row>
        <table:table-row table:style-name="TableRow21">
          <table:table-cell table:style-name="TableCell22">
            <text:p text:style-name="P23">Lachlan</text:p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>No tienes problemas con la comprensión auditiva.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  <text:p text:style-name="P34"/>
          </table:table-cell>
        </table:table-row>
        <table:table-row table:style-name="TableRow35">
          <table:table-cell table:style-name="TableCell36">
            <text:p text:style-name="P37">Ryan</text:p>
            <text:p text:style-name="P38"/>
          </table:table-cell>
          <table:table-cell table:style-name="TableCell39">
            <text:p text:style-name="P40">-Lo pasé con<text:s/>mi<text:s/>novia.</text:p>
            <text:p text:style-name="P41">-A mi novia y a mí nos gustaría viajar a España.</text:p>
            <text:p text:style-name="P42">-El viernes voy a salir con mis amigos.</text:p>
            <text:p text:style-name="P43">-Los padres de Jaime preparan la cena.</text:p>
            <text:p text:style-name="P44">...es entre las cinco y las ocho por/de<text:s/>la tarde.</text:p>
            <text:p text:style-name="P45">-Hoy tengo que trabajar.</text:p>
            <text:p text:style-name="P46">-Tengo una pausa/un descanso<text:s/>por el almuerzo.</text:p>
            <text:p text:style-name="P47">-Tengo una clase de español al mediodía.</text:p>
            <text:p text:style-name="P48">-No sé por qué.</text:p>
            <text:p text:style-name="P49">El lunes voy al gimnasio.</text:p>
            <text:p text:style-name="P50">-Lo paso con mi novia. = I spend time with my girlfriend.</text:p>
            <text:p text:style-name="P51"/>
            <text:p text:style-name="P52"/>
          </table:table-cell>
          <table:table-cell table:style-name="TableCell53">
            <text:p text:style-name="P54">Muy buena lectura. Lees de manera pausada, pero con muy buena pronunciación.</text:p>
          </table:table-cell>
          <table:table-cell table:style-name="TableCell55">
            <text:p text:style-name="P56"/>
          </table:table-cell>
          <table:table-cell table:style-name="TableCell57">
            <text:p text:style-name="P58">Muy buena pronunciación.</text:p>
          </table:table-cell>
          <table:table-cell table:style-name="TableCell59">
            <text:p text:style-name="P60">el horario = schedule, timetable</text:p>
            <text:p text:style-name="P61">cereales</text:p>
            <text:p text:style-name="P62">una tostada</text:p>
            <text:p text:style-name="P63">-<text:span text:style-name="T64"><text:s/></text:span>Te levantas = levantarse (to get up)</text:p>
            <text:p text:style-name="P65">Te despiertas = despertarse (wake up)</text:p>
            <text:p text:style-name="P66">-<text:span text:style-name="T67"><text:s/></text:span>la toalla = towel</text:p>
            <text:p text:style-name="P68">-<text:span text:style-name="T69"><text:s/></text:span>En el invierno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 Sans" svg:font-family="Open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Gutiérrez Araujo</meta:initial-creator>
    <dc:creator>Miguel Gutiérrez Araujo</dc:creator>
    <meta:creation-date>2026-01-02T12:27:00Z</meta:creation-date>
    <dc:date>2026-01-02T14:52:00Z</dc:date>
    <meta:template xlink:href="Normal" xlink:type="simple"/>
    <meta:editing-cycles>2</meta:editing-cycles>
    <meta:editing-duration>PT4140S</meta:editing-duration>
    <meta:document-statistic meta:page-count="1" meta:paragraph-count="1" meta:word-count="130" meta:character-count="846" meta:row-count="5" meta:non-whitespace-character-count="717"/>
  </office:meta>
</office:document-meta>
</file>